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28.7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54.26pt"/>
    </style:style>
    <style:style style:name="ro1" style:family="table-row">
      <style:table-row-properties style:row-height="14.34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-O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-O3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5" table:default-cell-style-name="Default"/>
        <table:table-column table:style-name="co2" table:number-columns-repeated="1013" table:default-cell-style-name="Default"/>
        <table:table-row table:style-name="ro1">
          <table:table-cell office:value-type="string" calcext:value-type="string">
            <text:p>interior</text:p>
          </table:table-cell>
          <table:table-cell office:value-type="float" office:value="396" calcext:value-type="float">
            <text:p>396</text:p>
          </table:table-cell>
          <table:table-cell office:value-type="float" office:value="816" calcext:value-type="float">
            <text:p>816</text:p>
          </table:table-cell>
          <table:table-cell office:value-type="float" office:value="1218" calcext:value-type="float">
            <text:p>1218</text:p>
          </table:table-cell>
          <table:table-cell office:value-type="float" office:value="1608" calcext:value-type="float">
            <text:p>1608</text:p>
          </table:table-cell>
          <table:table-cell office:value-type="float" office:value="2025" calcext:value-type="float">
            <text:p>2025</text:p>
          </table:table-cell>
          <table:table-cell office:value-type="float" office:value="2407" calcext:value-type="float">
            <text:p>2407</text:p>
          </table:table-cell>
          <table:table-cell office:value-type="float" office:value="2759" calcext:value-type="float">
            <text:p>2759</text:p>
          </table:table-cell>
          <table:table-cell office:value-type="float" office:value="3168" calcext:value-type="float">
            <text:p>3168</text:p>
          </table:table-cell>
          <table:table-cell office:value-type="float" office:value="3636" calcext:value-type="float">
            <text:p>3636</text:p>
          </table:table-cell>
          <table:table-cell office:value-type="float" office:value="3959" calcext:value-type="float">
            <text:p>39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oundary</text:p>
          </table:table-cell>
          <table:table-cell office:value-type="float" office:value="497" calcext:value-type="float">
            <text:p>497</text:p>
          </table:table-cell>
          <table:table-cell office:value-type="float" office:value="695" calcext:value-type="float">
            <text:p>695</text:p>
          </table:table-cell>
          <table:table-cell office:value-type="float" office:value="839" calcext:value-type="float">
            <text:p>839</text:p>
          </table:table-cell>
          <table:table-cell office:value-type="float" office:value="965" calcext:value-type="float">
            <text:p>965</text:p>
          </table:table-cell>
          <table:table-cell office:value-type="float" office:value="1085" calcext:value-type="float">
            <text:p>1085</text:p>
          </table:table-cell>
          <table:table-cell office:value-type="float" office:value="1193" calcext:value-type="float">
            <text:p>1193</text:p>
          </table:table-cell>
          <table:table-cell office:value-type="float" office:value="1277" calcext:value-type="float">
            <text:p>1277</text:p>
          </table:table-cell>
          <table:table-cell office:value-type="float" office:value="1367" calcext:value-type="float">
            <text:p>1367</text:p>
          </table:table-cell>
          <table:table-cell office:value-type="float" office:value="1445" calcext:value-type="float">
            <text:p>1445</text:p>
          </table:table-cell>
          <table:table-cell office:value-type="float" office:value="1529" calcext:value-type="float">
            <text:p>15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</text:p>
          </table:table-cell>
          <table:table-cell office:value-type="float" office:value="0.0502" calcext:value-type="float">
            <text:p>0.0502</text:p>
          </table:table-cell>
          <table:table-cell office:value-type="float" office:value="0.03565" calcext:value-type="float">
            <text:p>0.03565</text:p>
          </table:table-cell>
          <table:table-cell office:value-type="float" office:value="0.02916" calcext:value-type="float">
            <text:p>0.02916</text:p>
          </table:table-cell>
          <table:table-cell office:value-type="float" office:value="0.02528" calcext:value-type="float">
            <text:p>0.02528</text:p>
          </table:table-cell>
          <table:table-cell office:value-type="float" office:value="0.02263" calcext:value-type="float">
            <text:p>0.02263</text:p>
          </table:table-cell>
          <table:table-cell office:value-type="float" office:value="0.02067" calcext:value-type="float">
            <text:p>0.02067</text:p>
          </table:table-cell>
          <table:table-cell office:value-type="float" office:value="0.01915" calcext:value-type="float">
            <text:p>0.01915</text:p>
          </table:table-cell>
          <table:table-cell office:value-type="float" office:value="0.01792" calcext:value-type="float">
            <text:p>0.01792</text:p>
          </table:table-cell>
          <table:table-cell office:value-type="float" office:value="0.0169" calcext:value-type="float">
            <text:p>0.0169</text:p>
          </table:table-cell>
          <table:table-cell office:value-type="float" office:value="0.01603" calcext:value-type="float">
            <text:p>0.016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tal</text:p>
          </table:table-cell>
          <table:table-cell table:formula="of:=[.B1]+[.B2]" office:value-type="float" office:value="893" calcext:value-type="float">
            <text:p>893</text:p>
          </table:table-cell>
          <table:table-cell table:formula="of:=[.C1]+[.C2]" office:value-type="float" office:value="1511" calcext:value-type="float">
            <text:p>1511</text:p>
          </table:table-cell>
          <table:table-cell table:formula="of:=[.D1]+[.D2]" office:value-type="float" office:value="2057" calcext:value-type="float">
            <text:p>2057</text:p>
          </table:table-cell>
          <table:table-cell table:formula="of:=[.E1]+[.E2]" office:value-type="float" office:value="2573" calcext:value-type="float">
            <text:p>2573</text:p>
          </table:table-cell>
          <table:table-cell table:formula="of:=[.F1]+[.F2]" office:value-type="float" office:value="3110" calcext:value-type="float">
            <text:p>3110</text:p>
          </table:table-cell>
          <table:table-cell table:formula="of:=[.G1]+[.G2]" office:value-type="float" office:value="3600" calcext:value-type="float">
            <text:p>3600</text:p>
          </table:table-cell>
          <table:table-cell table:formula="of:=[.H1]+[.H2]" office:value-type="float" office:value="4036" calcext:value-type="float">
            <text:p>4036</text:p>
          </table:table-cell>
          <table:table-cell table:formula="of:=[.I1]+[.I2]" office:value-type="float" office:value="4535" calcext:value-type="float">
            <text:p>4535</text:p>
          </table:table-cell>
          <table:table-cell table:formula="of:=[.J1]+[.J2]" office:value-type="float" office:value="5081" calcext:value-type="float">
            <text:p>5081</text:p>
          </table:table-cell>
          <table:table-cell table:formula="of:=[.K1]+[.K2]" office:value-type="float" office:value="5488" calcext:value-type="float">
            <text:p>5488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DispBoundar</text:p>
          </table:table-cell>
          <table:table-cell office:value-type="float" office:value="40873" calcext:value-type="float">
            <text:p>40873</text:p>
          </table:table-cell>
          <table:table-cell office:value-type="float" office:value="59197" calcext:value-type="float">
            <text:p>59197</text:p>
          </table:table-cell>
          <table:table-cell office:value-type="float" office:value="75983" calcext:value-type="float">
            <text:p>75983</text:p>
          </table:table-cell>
          <table:table-cell office:value-type="float" office:value="88514" calcext:value-type="float">
            <text:p>88514</text:p>
          </table:table-cell>
          <table:table-cell office:value-type="float" office:value="97619" calcext:value-type="float">
            <text:p>97619</text:p>
          </table:table-cell>
          <table:table-cell office:value-type="float" office:value="113882" calcext:value-type="float">
            <text:p>113882</text:p>
          </table:table-cell>
          <table:table-cell office:value-type="float" office:value="124832" calcext:value-type="float">
            <text:p>124832</text:p>
          </table:table-cell>
          <table:table-cell office:value-type="float" office:value="141428" calcext:value-type="float">
            <text:p>141428</text:p>
          </table:table-cell>
          <table:table-cell office:value-type="float" office:value="150127" calcext:value-type="float">
            <text:p>150127</text:p>
          </table:table-cell>
          <table:table-cell office:value-type="float" office:value="163101" calcext:value-type="float">
            <text:p>16310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SearchNeighbor</text:p>
          </table:table-cell>
          <table:table-cell office:value-type="float" office:value="6157184" calcext:value-type="float">
            <text:p>6157184</text:p>
          </table:table-cell>
          <table:table-cell office:value-type="float" office:value="15628462" calcext:value-type="float">
            <text:p>15628462</text:p>
          </table:table-cell>
          <table:table-cell office:value-type="float" office:value="28050636" calcext:value-type="float">
            <text:p>28050636</text:p>
          </table:table-cell>
          <table:table-cell office:value-type="float" office:value="42654431" calcext:value-type="float">
            <text:p>42654431</text:p>
          </table:table-cell>
          <table:table-cell office:value-type="float" office:value="62060935" calcext:value-type="float">
            <text:p>62060935</text:p>
          </table:table-cell>
          <table:table-cell office:value-type="float" office:value="82096598" calcext:value-type="float">
            <text:p>82096598</text:p>
          </table:table-cell>
          <table:table-cell office:value-type="float" office:value="102264175" calcext:value-type="float">
            <text:p>102264175</text:p>
          </table:table-cell>
          <table:table-cell office:value-type="float" office:value="136906204" calcext:value-type="float">
            <text:p>136906204</text:p>
          </table:table-cell>
          <table:table-cell office:value-type="float" office:value="167378557" calcext:value-type="float">
            <text:p>167378557</text:p>
          </table:table-cell>
          <table:table-cell office:value-type="float" office:value="193718073" calcext:value-type="float">
            <text:p>193718073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ompGlbDensity</text:p>
          </table:table-cell>
          <table:table-cell office:value-type="float" office:value="252893" calcext:value-type="float">
            <text:p>252893</text:p>
          </table:table-cell>
          <table:table-cell office:value-type="float" office:value="547473" calcext:value-type="float">
            <text:p>547473</text:p>
          </table:table-cell>
          <table:table-cell office:value-type="float" office:value="929529" calcext:value-type="float">
            <text:p>929529</text:p>
          </table:table-cell>
          <table:table-cell office:value-type="float" office:value="1253813" calcext:value-type="float">
            <text:p>1253813</text:p>
          </table:table-cell>
          <table:table-cell office:value-type="float" office:value="1720982" calcext:value-type="float">
            <text:p>1720982</text:p>
          </table:table-cell>
          <table:table-cell office:value-type="float" office:value="2243511" calcext:value-type="float">
            <text:p>2243511</text:p>
          </table:table-cell>
          <table:table-cell office:value-type="float" office:value="2738216" calcext:value-type="float">
            <text:p>2738216</text:p>
          </table:table-cell>
          <table:table-cell office:value-type="float" office:value="3545568" calcext:value-type="float">
            <text:p>3545568</text:p>
          </table:table-cell>
          <table:table-cell office:value-type="float" office:value="4096876" calcext:value-type="float">
            <text:p>4096876</text:p>
          </table:table-cell>
          <table:table-cell office:value-type="float" office:value="4608866" calcext:value-type="float">
            <text:p>460886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DensityCorr</text:p>
          </table:table-cell>
          <table:table-cell office:value-type="float" office:value="230918" calcext:value-type="float">
            <text:p>230918</text:p>
          </table:table-cell>
          <table:table-cell office:value-type="float" office:value="500423" calcext:value-type="float">
            <text:p>500423</text:p>
          </table:table-cell>
          <table:table-cell office:value-type="float" office:value="800531" calcext:value-type="float">
            <text:p>800531</text:p>
          </table:table-cell>
          <table:table-cell office:value-type="float" office:value="1053308" calcext:value-type="float">
            <text:p>1053308</text:p>
          </table:table-cell>
          <table:table-cell office:value-type="float" office:value="1392354" calcext:value-type="float">
            <text:p>1392354</text:p>
          </table:table-cell>
          <table:table-cell office:value-type="float" office:value="1894576" calcext:value-type="float">
            <text:p>1894576</text:p>
          </table:table-cell>
          <table:table-cell office:value-type="float" office:value="2297918" calcext:value-type="float">
            <text:p>2297918</text:p>
          </table:table-cell>
          <table:table-cell office:value-type="float" office:value="3212733" calcext:value-type="float">
            <text:p>3212733</text:p>
          </table:table-cell>
          <table:table-cell office:value-type="float" office:value="3847566" calcext:value-type="float">
            <text:p>3847566</text:p>
          </table:table-cell>
          <table:table-cell office:value-type="float" office:value="4388878" calcext:value-type="float">
            <text:p>438887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omPressure</text:p>
          </table:table-cell>
          <table:table-cell office:value-type="float" office:value="4650" calcext:value-type="float">
            <text:p>4650</text:p>
          </table:table-cell>
          <table:table-cell office:value-type="float" office:value="7685" calcext:value-type="float">
            <text:p>7685</text:p>
          </table:table-cell>
          <table:table-cell office:value-type="float" office:value="13488" calcext:value-type="float">
            <text:p>13488</text:p>
          </table:table-cell>
          <table:table-cell office:value-type="float" office:value="17876" calcext:value-type="float">
            <text:p>17876</text:p>
          </table:table-cell>
          <table:table-cell office:value-type="float" office:value="23736" calcext:value-type="float">
            <text:p>23736</text:p>
          </table:table-cell>
          <table:table-cell office:value-type="float" office:value="29934" calcext:value-type="float">
            <text:p>29934</text:p>
          </table:table-cell>
          <table:table-cell office:value-type="float" office:value="34921" calcext:value-type="float">
            <text:p>34921</text:p>
          </table:table-cell>
          <table:table-cell office:value-type="float" office:value="43233" calcext:value-type="float">
            <text:p>43233</text:p>
          </table:table-cell>
          <table:table-cell office:value-type="float" office:value="51721" calcext:value-type="float">
            <text:p>51721</text:p>
          </table:table-cell>
          <table:table-cell office:value-type="float" office:value="54521" calcext:value-type="float">
            <text:p>5452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ComAccelerat</text:p>
          </table:table-cell>
          <table:table-cell office:value-type="float" office:value="270082" calcext:value-type="float">
            <text:p>270082</text:p>
          </table:table-cell>
          <table:table-cell office:value-type="float" office:value="630936" calcext:value-type="float">
            <text:p>630936</text:p>
          </table:table-cell>
          <table:table-cell office:value-type="float" office:value="1026329" calcext:value-type="float">
            <text:p>1026329</text:p>
          </table:table-cell>
          <table:table-cell office:value-type="float" office:value="1417456" calcext:value-type="float">
            <text:p>1417456</text:p>
          </table:table-cell>
          <table:table-cell office:value-type="float" office:value="1851706" calcext:value-type="float">
            <text:p>1851706</text:p>
          </table:table-cell>
          <table:table-cell office:value-type="float" office:value="2515440" calcext:value-type="float">
            <text:p>2515440</text:p>
          </table:table-cell>
          <table:table-cell office:value-type="float" office:value="3127624" calcext:value-type="float">
            <text:p>3127624</text:p>
          </table:table-cell>
          <table:table-cell office:value-type="float" office:value="4486256" calcext:value-type="float">
            <text:p>4486256</text:p>
          </table:table-cell>
          <table:table-cell office:value-type="float" office:value="5459273" calcext:value-type="float">
            <text:p>5459273</text:p>
          </table:table-cell>
          <table:table-cell office:value-type="float" office:value="6132616" calcext:value-type="float">
            <text:p>6132616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RepulsiveForce</text:p>
          </table:table-cell>
          <table:table-cell office:value-type="float" office:value="161902" calcext:value-type="float">
            <text:p>161902</text:p>
          </table:table-cell>
          <table:table-cell office:value-type="float" office:value="352556" calcext:value-type="float">
            <text:p>352556</text:p>
          </table:table-cell>
          <table:table-cell office:value-type="float" office:value="570951" calcext:value-type="float">
            <text:p>570951</text:p>
          </table:table-cell>
          <table:table-cell office:value-type="float" office:value="762527" calcext:value-type="float">
            <text:p>762527</text:p>
          </table:table-cell>
          <table:table-cell office:value-type="float" office:value="957432" calcext:value-type="float">
            <text:p>957432</text:p>
          </table:table-cell>
          <table:table-cell office:value-type="float" office:value="1298803" calcext:value-type="float">
            <text:p>1298803</text:p>
          </table:table-cell>
          <table:table-cell office:value-type="float" office:value="1594748" calcext:value-type="float">
            <text:p>1594748</text:p>
          </table:table-cell>
          <table:table-cell office:value-type="float" office:value="2312301" calcext:value-type="float">
            <text:p>2312301</text:p>
          </table:table-cell>
          <table:table-cell office:value-type="float" office:value="2796573" calcext:value-type="float">
            <text:p>2796573</text:p>
          </table:table-cell>
          <table:table-cell office:value-type="float" office:value="3136148" calcext:value-type="float">
            <text:p>313614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TimeIntegral</text:p>
          </table:table-cell>
          <table:table-cell office:value-type="float" office:value="5530" calcext:value-type="float">
            <text:p>5530</text:p>
          </table:table-cell>
          <table:table-cell office:value-type="float" office:value="10432" calcext:value-type="float">
            <text:p>10432</text:p>
          </table:table-cell>
          <table:table-cell office:value-type="float" office:value="17166" calcext:value-type="float">
            <text:p>17166</text:p>
          </table:table-cell>
          <table:table-cell office:value-type="float" office:value="22915" calcext:value-type="float">
            <text:p>22915</text:p>
          </table:table-cell>
          <table:table-cell office:value-type="float" office:value="29177" calcext:value-type="float">
            <text:p>29177</text:p>
          </table:table-cell>
          <table:table-cell office:value-type="float" office:value="40091" calcext:value-type="float">
            <text:p>40091</text:p>
          </table:table-cell>
          <table:table-cell office:value-type="float" office:value="49204" calcext:value-type="float">
            <text:p>49204</text:p>
          </table:table-cell>
          <table:table-cell office:value-type="float" office:value="63026" calcext:value-type="float">
            <text:p>63026</text:p>
          </table:table-cell>
          <table:table-cell office:value-type="float" office:value="73798" calcext:value-type="float">
            <text:p>73798</text:p>
          </table:table-cell>
          <table:table-cell office:value-type="float" office:value="82895" calcext:value-type="float">
            <text:p>82895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l(sum)</text:p>
          </table:table-cell>
          <table:table-cell table:formula="of:=SUM([.B6:.B13])" office:value-type="float" office:value="7124032" calcext:value-type="float">
            <text:p>7124032</text:p>
          </table:table-cell>
          <table:table-cell table:formula="of:=SUM([.C6:.C13])" office:value-type="float" office:value="17737164" calcext:value-type="float">
            <text:p>17737164</text:p>
          </table:table-cell>
          <table:table-cell table:formula="of:=SUM([.D6:.D13])" office:value-type="float" office:value="31484613" calcext:value-type="float">
            <text:p>31484613</text:p>
          </table:table-cell>
          <table:table-cell table:formula="of:=SUM([.E6:.E13])" office:value-type="float" office:value="47270840" calcext:value-type="float">
            <text:p>47270840</text:p>
          </table:table-cell>
          <table:table-cell table:formula="of:=SUM([.F6:.F13])" office:value-type="float" office:value="68133941" calcext:value-type="float">
            <text:p>68133941</text:p>
          </table:table-cell>
          <table:table-cell table:formula="of:=SUM([.G6:.G13])" office:value-type="float" office:value="90232835" calcext:value-type="float">
            <text:p>90232835</text:p>
          </table:table-cell>
          <table:table-cell table:formula="of:=SUM([.H6:.H13])" office:value-type="float" office:value="112231638" calcext:value-type="float">
            <text:p>112231638</text:p>
          </table:table-cell>
          <table:table-cell table:formula="of:=SUM([.I6:.I13])" office:value-type="float" office:value="150710749" calcext:value-type="float">
            <text:p>150710749</text:p>
          </table:table-cell>
          <table:table-cell table:formula="of:=SUM([.J6:.J13])" office:value-type="float" office:value="183854491" calcext:value-type="float">
            <text:p>183854491</text:p>
          </table:table-cell>
          <table:table-cell table:formula="of:=SUM([.K6:.K13])" office:value-type="float" office:value="212285098" calcext:value-type="float">
            <text:p>21228509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all(measured)</text:p>
          </table:table-cell>
          <table:table-cell office:value-type="float" office:value="7127480" calcext:value-type="float">
            <text:p>7127480</text:p>
          </table:table-cell>
          <table:table-cell office:value-type="float" office:value="17742083" calcext:value-type="float">
            <text:p>17742083</text:p>
          </table:table-cell>
          <table:table-cell office:value-type="float" office:value="31490776" calcext:value-type="float">
            <text:p>31490776</text:p>
          </table:table-cell>
          <table:table-cell office:value-type="float" office:value="47276646" calcext:value-type="float">
            <text:p>47276646</text:p>
          </table:table-cell>
          <table:table-cell office:value-type="float" office:value="68140281" calcext:value-type="float">
            <text:p>68140281</text:p>
          </table:table-cell>
          <table:table-cell office:value-type="float" office:value="90239964" calcext:value-type="float">
            <text:p>90239964</text:p>
          </table:table-cell>
          <table:table-cell office:value-type="float" office:value="112241694" calcext:value-type="float">
            <text:p>112241694</text:p>
          </table:table-cell>
          <table:table-cell office:value-type="float" office:value="150726707" calcext:value-type="float">
            <text:p>150726707</text:p>
          </table:table-cell>
          <table:table-cell office:value-type="float" office:value="183868860" calcext:value-type="float">
            <text:p>183868860</text:p>
          </table:table-cell>
          <table:table-cell office:value-type="float" office:value="212297919" calcext:value-type="float">
            <text:p>212297919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flops(total)</text:p>
          </table:table-cell>
          <table:table-cell table:formula="of:=3*[.B1]*[.B1] + 4*[.B2]*[.B2]/3 + 6*[.B2]*[.B1] + 394*[.B4] + 507*[.B1] + 19*[.B2]" office:value-type="float" office:value="2542722.33333333" calcext:value-type="float">
            <text:p>2542722.33333333</text:p>
          </table:table-cell>
          <table:table-cell table:formula="of:=3*[.C1]*[.C1] + 4*[.C2]*[.C2]/3 + 6*[.C2]*[.C1] + 394*[.C4] + 507*[.C1] + 19*[.C2]" office:value-type="float" office:value="7066572.33333333" calcext:value-type="float">
            <text:p>7066572.33333333</text:p>
          </table:table-cell>
          <table:table-cell table:formula="of:=3*[.D1]*[.D1] + 4*[.D2]*[.D2]/3 + 6*[.D2]*[.D1] + 394*[.D4] + 507*[.D1] + 19*[.D2]" office:value-type="float" office:value="12964470.3333333" calcext:value-type="float">
            <text:p>12964470.3333333</text:p>
          </table:table-cell>
          <table:table-cell table:formula="of:=3*[.E1]*[.E1] + 4*[.E2]*[.E2]/3 + 6*[.E2]*[.E1] + 394*[.E4] + 507*[.E1] + 19*[.E2]" office:value-type="float" office:value="20156298.3333333" calcext:value-type="float">
            <text:p>20156298.3333333</text:p>
          </table:table-cell>
          <table:table-cell table:formula="of:=3*[.F1]*[.F1] + 4*[.F2]*[.F2]/3 + 6*[.F2]*[.F1] + 394*[.F4] + 507*[.F1] + 19*[.F2]" office:value-type="float" office:value="29326888.3333333" calcext:value-type="float">
            <text:p>29326888.3333333</text:p>
          </table:table-cell>
          <table:table-cell table:formula="of:=3*[.G1]*[.G1] + 4*[.G2]*[.G2]/3 + 6*[.G2]*[.G1] + 394*[.G4] + 507*[.G1] + 19*[.G2]" office:value-type="float" office:value="39169334.3333333" calcext:value-type="float">
            <text:p>39169334.3333333</text:p>
          </table:table-cell>
          <table:table-cell table:formula="of:=3*[.H1]*[.H1] + 4*[.H2]*[.H2]/3 + 6*[.H2]*[.H1] + 394*[.H4] + 507*[.H1] + 19*[.H2]" office:value-type="float" office:value="49163266.3333333" calcext:value-type="float">
            <text:p>49163266.3333333</text:p>
          </table:table-cell>
          <table:table-cell table:formula="of:=3*[.I1]*[.I1] + 4*[.I2]*[.I2]/3 + 6*[.I2]*[.I1] + 394*[.I4] + 507*[.I1] + 19*[.I2]" office:value-type="float" office:value="62003132.3333333" calcext:value-type="float">
            <text:p>62003132.3333333</text:p>
          </table:table-cell>
          <table:table-cell table:formula="of:=3*[.J1]*[.J1] + 4*[.J2]*[.J2]/3 + 6*[.J2]*[.J1] + 394*[.J4] + 507*[.J1] + 19*[.J2]" office:value-type="float" office:value="77842462.3333333" calcext:value-type="float">
            <text:p>77842462.3333333</text:p>
          </table:table-cell>
          <table:table-cell table:formula="of:=3*[.K1]*[.K1] + 4*[.K2]*[.K2]/3 + 6*[.K2]*[.K1] + 394*[.K4] + 507*[.K1] + 19*[.K2]" office:value-type="float" office:value="90656566.3333334" calcext:value-type="float">
            <text:p>90656566.333333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lops(SearchNeighbor)</text:p>
          </table:table-cell>
          <table:table-cell table:formula="of:= 326*[.B4] + 6*[.B2]*[.B1]+ 4*[.B2]*[.B2]/3 + 3*[.B1]*[.B1]" office:value-type="float" office:value="2271783.33333333" calcext:value-type="float">
            <text:p>2271783.33333333</text:p>
          </table:table-cell>
          <table:table-cell table:formula="of:= 326*[.C4] + 6*[.C2]*[.C1]+ 4*[.C2]*[.C2]/3 + 3*[.C1]*[.C1]" office:value-type="float" office:value="6536907.33333333" calcext:value-type="float">
            <text:p>6536907.33333333</text:p>
          </table:table-cell>
          <table:table-cell table:formula="of:= 326*[.D4] + 6*[.D2]*[.D1]+ 4*[.D2]*[.D2]/3 + 3*[.D1]*[.D1]" office:value-type="float" office:value="12191127.3333333" calcext:value-type="float">
            <text:p>12191127.3333333</text:p>
          </table:table-cell>
          <table:table-cell table:formula="of:= 326*[.E4] + 6*[.E2]*[.E1]+ 4*[.E2]*[.E2]/3 + 3*[.E1]*[.E1]" office:value-type="float" office:value="19147743.3333333" calcext:value-type="float">
            <text:p>19147743.3333333</text:p>
          </table:table-cell>
          <table:table-cell table:formula="of:= 326*[.F4] + 6*[.F2]*[.F1]+ 4*[.F2]*[.F2]/3 + 3*[.F1]*[.F1]" office:value-type="float" office:value="28068118.3333333" calcext:value-type="float">
            <text:p>28068118.3333333</text:p>
          </table:table-cell>
          <table:table-cell table:formula="of:= 326*[.G4] + 6*[.G2]*[.G1]+ 4*[.G2]*[.G2]/3 + 3*[.G1]*[.G1]" office:value-type="float" office:value="37681518.3333333" calcext:value-type="float">
            <text:p>37681518.3333333</text:p>
          </table:table-cell>
          <table:table-cell table:formula="of:= 326*[.H4] + 6*[.H2]*[.H1]+ 4*[.H2]*[.H2]/3 + 3*[.H1]*[.H1]" office:value-type="float" office:value="47465742.3333333" calcext:value-type="float">
            <text:p>47465742.3333333</text:p>
          </table:table-cell>
          <table:table-cell table:formula="of:= 326*[.I4] + 6*[.I2]*[.I1]+ 4*[.I2]*[.I2]/3 + 3*[.I1]*[.I1]" office:value-type="float" office:value="60062603.3333333" calcext:value-type="float">
            <text:p>60062603.3333333</text:p>
          </table:table-cell>
          <table:table-cell table:formula="of:= 326*[.J4] + 6*[.J2]*[.J1]+ 4*[.J2]*[.J2]/3 + 3*[.J1]*[.J1]" office:value-type="float" office:value="75626047.3333333" calcext:value-type="float">
            <text:p>75626047.3333333</text:p>
          </table:table-cell>
          <table:table-cell table:formula="of:= 326*[.K4] + 6*[.K2]*[.K1]+ 4*[.K2]*[.K2]/3 + 3*[.K1]*[.K1]" office:value-type="float" office:value="88247118.3333333" calcext:value-type="float">
            <text:p>88247118.333333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>
            <text:p>flops/cycle(total)</text:p>
          </table:table-cell>
          <table:table-cell table:formula="of:=[.B17]/[.B14]" office:value-type="float" office:value="0.356921801212197" calcext:value-type="float">
            <text:p>0.356921801212197</text:p>
          </table:table-cell>
          <table:table-cell table:formula="of:=[.C17]/[.C14]" office:value-type="float" office:value="0.398404859611905" calcext:value-type="float">
            <text:p>0.398404859611905</text:p>
          </table:table-cell>
          <table:table-cell table:formula="of:=[.D17]/[.D14]" office:value-type="float" office:value="0.411771627408389" calcext:value-type="float">
            <text:p>0.411771627408389</text:p>
          </table:table-cell>
          <table:table-cell table:formula="of:=[.E17]/[.E14]" office:value-type="float" office:value="0.426400257184627" calcext:value-type="float">
            <text:p>0.426400257184627</text:p>
          </table:table-cell>
          <table:table-cell table:formula="of:=[.F17]/[.F14]" office:value-type="float" office:value="0.430429942887545" calcext:value-type="float">
            <text:p>0.430429942887545</text:p>
          </table:table-cell>
          <table:table-cell table:formula="of:=[.G17]/[.G14]" office:value-type="float" office:value="0.434091806306799" calcext:value-type="float">
            <text:p>0.434091806306799</text:p>
          </table:table-cell>
          <table:table-cell table:formula="of:=[.H17]/[.H14]" office:value-type="float" office:value="0.438051758037545" calcext:value-type="float">
            <text:p>0.438051758037545</text:p>
          </table:table-cell>
          <table:table-cell table:formula="of:=[.I17]/[.I14]" office:value-type="float" office:value="0.41140484500766" calcext:value-type="float">
            <text:p>0.41140484500766</text:p>
          </table:table-cell>
          <table:table-cell table:formula="of:=[.J17]/[.J14]" office:value-type="float" office:value="0.423391682791873" calcext:value-type="float">
            <text:p>0.423391682791873</text:p>
          </table:table-cell>
          <table:table-cell table:formula="of:=[.K17]/[.K14]" office:value-type="float" office:value="0.427051013883854" calcext:value-type="float">
            <text:p>0.427051013883854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flops/cycle(SearchNeighbor)</text:p>
          </table:table-cell>
          <table:table-cell table:formula="of:=[.B18]/[.B7]" office:value-type="float" office:value="0.368964665232245" calcext:value-type="float">
            <text:p>0.368964665232245</text:p>
          </table:table-cell>
          <table:table-cell table:formula="of:=[.C18]/[.C7]" office:value-type="float" office:value="0.418269394220195" calcext:value-type="float">
            <text:p>0.418269394220195</text:p>
          </table:table-cell>
          <table:table-cell table:formula="of:=[.D18]/[.D7]" office:value-type="float" office:value="0.434611441014504" calcext:value-type="float">
            <text:p>0.434611441014504</text:p>
          </table:table-cell>
          <table:table-cell table:formula="of:=[.E18]/[.E7]" office:value-type="float" office:value="0.448903968109042" calcext:value-type="float">
            <text:p>0.448903968109042</text:p>
          </table:table-cell>
          <table:table-cell table:formula="of:=[.F18]/[.F7]" office:value-type="float" office:value="0.452267087715216" calcext:value-type="float">
            <text:p>0.452267087715216</text:p>
          </table:table-cell>
          <table:table-cell table:formula="of:=[.G18]/[.G7]" office:value-type="float" office:value="0.458990009955508" calcext:value-type="float">
            <text:p>0.458990009955508</text:p>
          </table:table-cell>
          <table:table-cell table:formula="of:=[.H18]/[.H7]" office:value-type="float" office:value="0.464148293704353" calcext:value-type="float">
            <text:p>0.464148293704353</text:p>
          </table:table-cell>
          <table:table-cell table:formula="of:=[.I18]/[.I7]" office:value-type="float" office:value="0.438713524869431" calcext:value-type="float">
            <text:p>0.438713524869431</text:p>
          </table:table-cell>
          <table:table-cell table:formula="of:=[.J18]/[.J7]" office:value-type="float" office:value="0.451826379010624" calcext:value-type="float">
            <text:p>0.451826379010624</text:p>
          </table:table-cell>
          <table:table-cell table:formula="of:=[.K18]/[.K7]" office:value-type="float" office:value="0.4555440644577" calcext:value-type="float">
            <text:p>0.4555440644577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te: these computations are done without turbo boost, on a Intel Core i5-6200U. The algorithm is the one on master branch at 13.05.2020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-O3" style:display-name="PageStyle_-O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ngdi Wang</meta:initial-creator>
    <meta:creation-date>2015-06-05T18:19:34</meta:creation-date>
    <dc:date>2020-05-13T13:28:34.972258693</dc:date>
    <meta:editing-duration>PT1H18M26S</meta:editing-duration>
    <meta:generator>LibreOffice/6.0.7.3$Linux_X86_64 LibreOffice_project/00m0$Build-3</meta:generator>
    <meta:editing-cycles>7</meta:editing-cycles>
    <meta:document-statistic meta:table-count="1" meta:cell-count="199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